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PageStyl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serfield_in_header" text:name="userfield_in_header"/>
        <text:user-field-decl office:value-type="string" office:string-value="userfield_in_footer" text:name="userfield_in_footer"/>
      </text:user-field-decls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Style" style:page-layout-name="Mpm2">
      <style:header>
        <text:p text:style-name="Header"/>
      </style:header>
      <loext:header-first>
        <text:p text:style-name="Header_20_left"/>
      </loext:header-first>
      <style:footer>
        <text:p text:style-name="Footer"/>
      </style:footer>
      <loext:footer-first>
        <text:p text:style-name="Footer"><text:user-field-get text:name="userfield_in_footer">userfield_in_footer</text:user-field-get></text:p>
      </loext:footer-first>
    </style:master-page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1T16:42:29.768881574</meta:creation-date>
    <dc:date>2020-01-11T17:08:09.815607863</dc:date>
    <meta:editing-duration>PT8M52S</meta:editing-duration>
    <meta:editing-cycles>2</meta:editing-cycles>
    <meta:generator>LibreOfficeDev/6.5.0.0.alpha0$Linux_X86_64 LibreOffice_project/2553dc77098922b29902b299fd899f134c0e20ee</meta:generator>
    <meta:document-statistic meta:table-count="0" meta:image-count="0" meta:object-count="0" meta:page-count="1" meta:paragraph-count="1" meta:word-count="1" meta:character-count="19" meta:non-whitespace-character-count="19"/>
  </office:meta>
</office:document-meta>
</file>